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9e1d" officeooo:paragraph-rsid="001f9e1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normal" officeooo:rsid="001f9e1d" officeooo:paragraph-rsid="001f9e1d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f9e1d" officeooo:paragraph-rsid="001f9e1d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Projet Archi</text:p>
      <text:p text:style-name="P1"/>
      <text:p text:style-name="P1"/>
      <text:p text:style-name="P2">- Implementation du nono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15:15:33.750029636</meta:creation-date>
    <dc:date>2014-11-20T15:17:29.506706614</dc:date>
    <meta:editing-duration>PT1M56S</meta:editing-duration>
    <meta:editing-cycles>1</meta:editing-cycles>
    <meta:document-statistic meta:table-count="0" meta:image-count="0" meta:object-count="0" meta:page-count="1" meta:paragraph-count="2" meta:word-count="7" meta:character-count="44" meta:non-whitespace-character-count="39"/>
    <meta:generator>LibreOffice/4.3.3.2$Linux_X86_64 LibreOffice_project/430m0$Build-2</meta:generator>
  </office:meta>
</office:document-meta>
</file>